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officeooo:rsid="00219990" officeooo:paragraph-rsid="00219990"/>
    </style:style>
    <style:style style:name="P2" style:family="paragraph" style:parent-style-name="Heading_20_2">
      <style:text-properties officeooo:rsid="00219990" officeooo:paragraph-rsid="00219990"/>
    </style:style>
    <style:style style:name="P3" style:family="paragraph" style:parent-style-name="Heading_20_3">
      <style:text-properties fo:font-size="28pt" style:font-size-asian="28pt" style:font-size-complex="28pt"/>
    </style:style>
    <style:style style:name="P4" style:family="paragraph" style:parent-style-name="Text_20_body">
      <style:text-properties officeooo:rsid="00219990" officeooo:paragraph-rsid="00219990"/>
    </style:style>
    <style:style style:name="P5" style:family="paragraph" style:parent-style-name="Text_20_body">
      <style:text-properties officeooo:paragraph-rsid="00219990"/>
    </style:style>
    <style:style style:name="T1" style:family="text">
      <style:text-properties officeooo:rsid="0021999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unaway Train</text:h>
      <text:h text:style-name="P2" text:outline-level="2">C <text:s/>Em <text:s/>Dm <text:s/>G</text:h>
      <text:h text:style-name="P2" text:outline-level="2">F <text:s/>G <text:s/>C <text:s/>Am, F <text:s/>Em G</text:h>
      <text:h text:style-name="Heading_20_3" text:outline-level="3">Call you up in the middle of the night</text:h>
      <text:p text:style-name="P5">Like a firefly without a light</text:p>
      <text:p text:style-name="P5">You were there like a blowtorch burning, I was a key that could use a little turning</text:p>
      <text:p text:style-name="Text_20_body">So tired I couldn't even sleep, So many secrets I couldn't keep</text:p>
      <text:p text:style-name="P5">Promised myself I wouldn't weep, One more promise I couldn't keep</text:p>
      <text:p text:style-name="P5">It seems no one can help me now. I'm in too deep, There's no way out, </text:p>
      <text:p text:style-name="P5">This time I have really lead myself astray</text:p>
      <text:h text:style-name="Heading_20_3" text:outline-level="3">Runaway train never going back, </text:h>
      <text:p text:style-name="P5">Wrong way on a one-way track, </text:p>
      <text:p text:style-name="P5">Seems like I should be getting somewhere, Somehow I'm neither here nor there</text:p>
      <text:h text:style-name="P3" text:outline-level="3">Can you help me remember how to smile?</text:h>
      <text:p text:style-name="P5">Make it somehow all seem worthwhile</text:p>
      <text:p text:style-name="P5">How on earth did I get so jaded? Life's mysteries seem so faded</text:p>
      <text:p text:style-name="Text_20_body">I can go where no one else can go, I know what no one else knows</text:p>
      <text:p text:style-name="P5">Here I am, just drowning in the rain, With a ticket for a runaway train</text:p>
      <text:p text:style-name="P5">And everything seems cut and dr<text:span text:style-name="T1">ied, </text:span>Day and night, Earth and sky, </text:p>
      <text:p text:style-name="P5">Somehow I, just don't believe it</text:p>
      <text:p text:style-name="P5"/>
      <text:p text:style-name="P4">Runaway train...</text:p>
      <text:h text:style-name="Heading_20_3" text:outline-level="3">Bought a ticket for a runaway train</text:h>
      <text:p text:style-name="P5">Like a madman laughing at the rain</text:p>
      <text:p text:style-name="P5">A little out of touch, a little insane, It's just easier than dealing with the pain</text:p>
      <text:p text:style-name="P5"/>
      <text:p text:style-name="P4">Runaway train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16:13:24.207863880</meta:creation-date>
    <dc:title>SongSheet</dc:title>
    <meta:editing-cycles>2</meta:editing-cycles>
    <meta:generator>LibreOffice/7.6.4.1$MacOSX_AARCH64 LibreOffice_project/e19e193f88cd6c0525a17fb7a176ed8e6a3e2aa1</meta:generator>
    <meta:editing-duration>PT15M47S</meta:editing-duration>
    <dc:date>2025-04-14T16:29:11.086697598</dc:date>
    <meta:document-statistic meta:table-count="0" meta:image-count="0" meta:object-count="0" meta:page-count="1" meta:paragraph-count="25" meta:word-count="226" meta:character-count="1128" meta:non-whitespace-character-count="916"/>
    <meta:template xlink:type="simple" xlink:actuate="onRequest" xlink:title="SongSheet" xlink:href="../../../../Library/Application%20Support/LibreOffice/4/user/template/SongSheet.ott" meta:date="2025-04-14T16:13:24.135595064"/>
  </office:meta>
</office:document-meta>
</file>